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5796" calcext:value-type="float">
            <text:p>579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0:07:31.568614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01T11:35:18.212201404</dc:date>
    <meta:editing-duration>P2DT3H23M34S</meta:editing-duration>
    <meta:editing-cycles>59</meta:editing-cycles>
    <meta:document-statistic meta:table-count="1" meta:cell-count="1222" meta:object-count="0"/>
  </office:meta>
</office:document-meta>
</file>